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5C400002E199F56D8FB.svm"/>
  <manifest:file-entry manifest:media-type="" manifest:full-path="Pictures/20000007000058FE00002B84DA7BB026.svm"/>
  <manifest:file-entry manifest:media-type="" manifest:full-path="Pictures/20000007000063880000078C2A05907F.svm"/>
  <manifest:file-entry manifest:media-type="" manifest:full-path="Pictures/20000007000048A9000038F43AA6DFC2.svm"/>
  <manifest:file-entry manifest:media-type="" manifest:full-path="Pictures/200000070000249700001A0D2099DF83.svm"/>
  <manifest:file-entry manifest:media-type="" manifest:full-path="Pictures/20000007000049130000096922A1D63B.svm"/>
  <manifest:file-entry manifest:media-type="" manifest:full-path="Pictures/2000000700007746000047866F542519.svm"/>
  <manifest:file-entry manifest:media-type="" manifest:full-path="Pictures/20000007000067FA00000934DA235F5B.svm"/>
  <manifest:file-entry manifest:media-type="" manifest:full-path="Pictures/200000070000756A00001E7EAB7CAB43.svm"/>
  <manifest:file-entry manifest:media-type="" manifest:full-path="Pictures/2000000700007AC800000E2A097F6647.svm"/>
  <manifest:file-entry manifest:media-type="" manifest:full-path="Pictures/2000000700005A3B000007584EB4DACF.svm"/>
  <manifest:file-entry manifest:media-type="" manifest:full-path="Pictures/20000007000060F30000099EE37ED747.svm"/>
  <manifest:file-entry manifest:media-type="" manifest:full-path="Pictures/200000070000759F0000467E62787E36.svm"/>
  <manifest:file-entry manifest:media-type="" manifest:full-path="Pictures/2000000700005A700000082BB28B276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8" style:family="paragraph" style:parent-style-name="Standard">
      <style:paragraph-properties fo:text-align="justify" style:justify-single-word="false"/>
      <style:text-properties style:font-name="Courier New" fo:font-size="11pt" fo:font-weight="normal" style:font-size-asian="11pt" style:font-weight-asian="normal" style:font-size-complex="11pt" style:font-weight-complex="normal"/>
    </style:style>
    <style:style style:name="P9" style:family="paragraph" style:parent-style-name="Standard">
      <style:paragraph-properties fo:text-align="start" style:justify-single-word="false"/>
      <style:text-properties style:font-name="Courier New" fo:font-size="11pt" fo:font-weight="normal" style:font-size-asian="11pt" style:font-weight-asian="normal" style:font-size-complex="11pt" style:font-weight-complex="normal"/>
    </style:style>
    <style:style style:name="P10" style:family="paragraph" style:parent-style-name="Standard">
      <style:paragraph-properties fo:text-align="justify" style:justify-single-word="false" fo:background-color="transparent">
        <style:background-image/>
      </style:paragraph-properties>
      <style:text-properties fo:font-weight="normal" style:font-weight-asian="normal" style:font-weight-complex="normal"/>
    </style:style>
    <style:style style:name="P11" style:family="paragraph" style:parent-style-name="Standard">
      <style:paragraph-properties fo:text-align="justify" style:justify-single-word="false" fo:background-color="transparent">
        <style:background-image/>
      </style:paragraph-properties>
      <style:text-properties fo:font-style="normal" fo:font-weight="normal" style:font-style-asian="normal" style:font-weight-asian="normal" style:font-style-complex="normal" style:font-weight-complex="normal"/>
    </style:style>
    <style:style style:name="P12" style:family="paragraph" style:parent-style-name="Preformatted_20_Text">
      <style:paragraph-properties fo:background-color="transparent">
        <style:background-image/>
      </style:paragraph-properties>
    </style:style>
    <style:style style:name="P13" style:family="paragraph" style:parent-style-name="Preformatted_20_Text">
      <style:paragraph-properties fo:text-align="justify" style:justify-single-word="false" fo:background-color="transparent">
        <style:background-image/>
      </style:paragraph-properties>
      <style:text-properties fo:font-weight="normal" style:font-weight-asian="normal" style:font-weight-complex="normal"/>
    </style:style>
    <style:style style:name="P14" style:family="paragraph" style:parent-style-name="Standard">
      <style:paragraph-properties fo:margin-top="0cm" fo:margin-bottom="0cm" fo:text-align="justify" style:justify-single-word="false"/>
      <style:text-properties fo:font-weight="normal" style:font-weight-asian="normal" style:font-weight-complex="normal"/>
    </style:style>
    <style:style style:name="P15" style:family="paragraph" style:parent-style-name="Standard">
      <style:paragraph-properties fo:margin-top="0cm" fo:margin-bottom="0cm" fo:text-align="justify" style:justify-single-word="false"/>
      <style:text-properties fo:font-style="normal" fo:font-weight="normal" style:font-style-asian="normal" style:font-weight-asian="normal" style:font-style-complex="normal" style:font-weight-complex="normal"/>
    </style:style>
    <style:style style:name="P16" style:family="paragraph" style:parent-style-name="Text_20_body">
      <style:paragraph-properties fo:margin-top="0cm" fo:margin-bottom="0cm"/>
      <style:text-properties style:font-name="Courier New" fo:font-size="11pt" style:font-size-asian="11pt" style:font-size-complex="11pt"/>
    </style:style>
    <style:style style:name="P17" style:family="paragraph" style:parent-style-name="Preformatted_20_Text">
      <style:paragraph-properties fo:margin-top="0cm" fo:margin-bottom="0cm" fo:background-color="transparent">
        <style:background-image/>
      </style:paragraph-properties>
    </style:style>
    <style:style style:name="P18" style:family="paragraph" style:parent-style-name="Preformatted_20_Text">
      <style:paragraph-properties fo:text-align="justify" style:justify-single-word="false"/>
      <style:text-properties fo:font-weight="normal" style:font-weight-asian="normal" style:font-weight-complex="normal"/>
    </style:style>
    <style:style style:name="P19" style:family="paragraph" style:parent-style-name="Preformatted_20_Text">
      <style:paragraph-properties fo:line-height="125%"/>
      <style:text-properties fo:color="#0000ff" fo:font-weight="bold"/>
    </style:style>
    <style:style style:name="P20" style:family="paragraph" style:parent-style-name="Preformatted_20_Text">
      <style:paragraph-properties fo:line-height="125%"/>
    </style:style>
    <style:style style:name="P21" style:family="paragraph" style:parent-style-name="Preformatted_20_Text">
      <style:paragraph-properties fo:line-height="125%"/>
      <style:text-properties fo:color="#0e84b5" fo:font-weight="bold"/>
    </style:style>
    <style:style style:name="P22" style:family="paragraph" style:parent-style-name="Preformatted_20_Text">
      <style:paragraph-properties fo:text-align="justify" style:justify-single-word="false"/>
      <style:text-properties fo:font-style="normal" fo:font-weight="normal" style:font-style-asian="normal" style:font-weight-asian="normal" style:font-style-complex="normal" style:font-weight-complex="normal"/>
    </style:style>
    <style:style style:name="P23" style:family="paragraph" style:parent-style-name="Preformatted_20_Text">
      <style:paragraph-properties fo:line-height="125%"/>
      <style:text-properties fo:color="#000000"/>
    </style:style>
    <style:style style:name="P24" style:family="paragraph" style:parent-style-name="Preformatted_20_Text">
      <style:paragraph-properties fo:margin-top="0cm" fo:margin-bottom="0.499cm"/>
    </style:style>
    <style:style style:name="P25" style:family="paragraph" style:parent-style-name="Preformatted_20_Text">
      <style:paragraph-properties fo:margin-top="0cm" fo:margin-bottom="0.499cm" fo:line-height="125%"/>
    </style:style>
    <style:style style:name="P26" style:family="paragraph" style:parent-style-name="Preformatted_20_Text">
      <style:paragraph-properties fo:margin-top="0cm" fo:margin-bottom="0.499cm" fo:line-height="125%"/>
      <style:text-properties fo:color="#000000"/>
    </style:style>
    <style:style style:name="P27" style:family="paragraph" style:parent-style-name="Preformatted_20_Text">
      <style:paragraph-properties fo:margin-top="0cm" fo:margin-bottom="0.499cm" fo:background-color="transparent">
        <style:background-image/>
      </style:paragraph-properties>
    </style:style>
    <style:style style:name="P28" style:family="paragraph" style:parent-style-name="Footnote">
      <style:paragraph-properties fo:margin-left="0cm" fo:margin-right="0cm" fo:text-align="justify" style:justify-single-word="false" fo:text-indent="0cm" style:auto-text-indent="false"/>
    </style:style>
    <style:style style:name="P29" style:family="paragraph" style:parent-style-name="Text_20_body">
      <style:paragraph-properties fo:text-align="justify" style:justify-single-word="false"/>
      <style:text-properties fo:font-weight="normal" style:font-weight-asian="normal" style:font-weight-complex="normal"/>
    </style:style>
    <style:style style:name="P30" style:family="paragraph" style:parent-style-name="Text_20_body">
      <style:paragraph-properties fo:text-align="justify" style:justify-single-word="false"/>
      <style:text-properties fo:font-style="italic" style:font-style-asian="italic" style:font-style-complex="italic"/>
    </style:style>
    <style:style style:name="P31" style:family="paragraph" style:parent-style-name="Text_20_body">
      <style:paragraph-properties fo:text-align="justify" style:justify-single-word="false"/>
    </style:style>
    <style:style style:name="P32" style:family="paragraph" style:parent-style-name="Standard" style:list-style-name="L1">
      <style:paragraph-properties fo:text-align="justify" style:justify-single-word="false"/>
      <style:text-properties fo:font-weight="bold" style:font-weight-asian="bold" style:font-weight-complex="bold"/>
    </style:style>
    <style:style style:name="P33" style:family="paragraph" style:parent-style-name="Standard" style:list-style-name="L2">
      <style:paragraph-properties fo:text-align="justify" style:justify-single-word="false"/>
      <style:text-properties fo:font-weight="bold" style:font-weight-asian="bold" style:font-weight-complex="bold"/>
    </style:style>
    <style:style style:name="P34" style:family="paragraph" style:parent-style-name="Standard" style:list-style-name="L5">
      <style:paragraph-properties fo:text-align="justify" style:justify-single-word="false"/>
      <style:text-properties fo:font-weight="bold" style:font-weight-asian="bold" style:font-weight-complex="bold"/>
    </style:style>
    <style:style style:name="P35" style:family="paragraph" style:parent-style-name="Standard" style:list-style-name="L6">
      <style:paragraph-properties fo:text-align="justify" style:justify-single-word="false"/>
      <style:text-properties fo:font-weight="bold" style:font-weight-asian="bold" style:font-weight-complex="bold"/>
    </style:style>
    <style:style style:name="P36" style:family="paragraph" style:parent-style-name="Standard" style:list-style-name="L7">
      <style:paragraph-properties fo:text-align="justify" style:justify-single-word="false"/>
      <style:text-properties fo:font-weight="bold" style:font-weight-asian="bold" style:font-weight-complex="bold"/>
    </style:style>
    <style:style style:name="P37" style:family="paragraph" style:parent-style-name="Standard" style:list-style-name="L3">
      <style:paragraph-properties fo:text-align="justify" style:justify-single-word="false"/>
      <style:text-properties fo:font-style="normal" fo:font-weight="normal" style:font-style-asian="normal" style:font-weight-asian="normal" style:font-style-complex="normal" style:font-weight-complex="normal"/>
    </style:style>
    <style:style style:name="P38" style:family="paragraph" style:parent-style-name="Standard" style:list-style-name="L4">
      <style:paragraph-properties fo:text-align="justify" style:justify-single-word="false"/>
      <style:text-properties fo:font-style="normal" fo:font-weight="bold" style:font-style-asian="normal" style:font-weight-asian="bold" style:font-style-complex="normal" style:font-weight-complex="bold"/>
    </style:style>
    <style:style style:name="P39" style:family="paragraph" style:parent-style-name="Text_20_body" style:list-style-name="L8">
      <style:paragraph-properties fo:text-align="justify" style:justify-single-word="false"/>
    </style:style>
    <style:style style:name="P40" style:family="paragraph" style:parent-style-name="Text_20_body" style:list-style-name="L8">
      <style:paragraph-properties fo:margin-top="0cm" fo:margin-bottom="0cm" fo:text-align="justify" style:justify-single-word="fals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Courier New" fo:font-size="11pt" fo:font-style="normal" style:font-size-asian="11pt" style:font-style-asian="normal" style:font-size-complex="11pt" style:font-style-complex="normal"/>
    </style:style>
    <style:style style:name="T8" style:family="text">
      <style:text-properties style:font-name="Courier New" fo:font-size="11pt" style:font-size-asian="11pt" style:font-size-complex="11pt"/>
    </style:style>
    <style:style style:name="T9" style:family="text">
      <style:text-properties style:font-name="Courier New" fo:font-weight="normal" style:font-weight-asian="normal" style:font-weight-complex="normal"/>
    </style:style>
    <style:style style:name="T10" style:family="text">
      <style:text-properties fo:color="#008000" fo:font-style="normal" fo:font-weight="bold" style:font-style-asian="normal" style:font-style-complex="normal"/>
    </style:style>
    <style:style style:name="T11" style:family="text">
      <style:text-properties fo:color="#008000" fo:font-weight="bold"/>
    </style:style>
    <style:style style:name="T12" style:family="text">
      <style:text-properties fo:color="#bbbbbb"/>
    </style:style>
    <style:style style:name="T13" style:family="text">
      <style:text-properties fo:color="#bbbbbb" fo:font-style="normal" style:font-style-asian="normal" style:font-style-complex="normal"/>
    </style:style>
    <style:style style:name="T14" style:family="text">
      <style:text-properties fo:color="#666666"/>
    </style:style>
    <style:style style:name="T15" style:family="text">
      <style:text-properties fo:color="#336600" fo:font-weight="bold" style:font-weight-asian="bold" style:font-weight-complex="bold"/>
    </style:style>
    <style:style style:name="T16" style:family="text">
      <style:text-properties fo:color="#000000"/>
    </style:style>
    <style:style style:name="T17" style:family="text">
      <style:text-properties style:text-underline-style="none"/>
    </style:style>
    <style:style style:name="T18" style:family="text">
      <style:text-properties fo:font-size="11pt" fo:font-style="normal" style:font-size-asian="11pt" style:font-style-asian="normal" style:font-size-complex="11pt"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services Kubernetes</text:p>
      <text:p text:style-name="P3"/>
      <text:p text:style-name="P4"/>
      <text:list xml:id="list2195579080942647424" text:style-name="L1">
        <text:list-item>
          <text:p text:style-name="P32">Structure générale de réseau dans Kubernetes</text:p>
        </text:list-item>
      </text:list>
      <text:p text:style-name="P4"/>
      <text:p text:style-name="P4">La structure de base de Kubernetes qu'il faut avoir en tête est celle de <text:span text:style-name="T1">1 IP par Pod</text:span>. Chaque Pod, peu importe le nombre de container qu'il peut avoir, se verra toujours assigner une seule et même adresse IP (et adresse MAC). Cela veut dire que les containers doivent forcément définir les ports au sein d'un Pod pour en utiliser de différents.</text:p>
      <text:p text:style-name="P4"/>
      <text:p text:style-name="P4"><draw:frame draw:style-name="fr1" draw:name="images1" text:anchor-type="paragraph" svg:width="9.366cm" svg:height="6.669cm" draw:z-index="0"><draw:image xlink:href="Pictures/200000070000249700001A0D2099DF83.svm" xlink:type="simple" xlink:show="embed" xlink:actuate="onLoad"/></draw:frame></text:p>
      <text:p text:style-name="P4">Au sein d'un pod, chaque container peut donc, dans un tel schéma, atteindre les ports utilisés par les autres containers via localhost.</text:p>
      <text:p text:style-name="P4"/>
      <text:p text:style-name="P4">Et il est également important de noter que <text:span text:style-name="T1">tous les pods situés dans un noeud peuvent communiquer avec tous les autres pods présents sur tous les noeuds du cluster</text:span> (<text:span text:style-name="T17">comment ? </text:span><text:a xlink:type="simple" xlink:href="https://medium.com/google-cloud/understanding-kubernetes-networking-pods-7117dd28727" text:style-name="Internet_20_link" text:visited-style-name="Visited_20_Internet_20_Link">https://medium.com/google-cloud/understanding-kubernetes-networking-pods-7117dd28727</text:a>). Par exemple, considérons la situation suivante, où on a deux pods nginx qui utilisent le port 80 afin de servir du contenu web statique, et qui sont présents sur deux noeuds différents :</text:p>
      <text:p text:style-name="P4"/>
      <text:p text:style-name="P4"><draw:frame draw:style-name="fr2" draw:name="images2" text:anchor-type="paragraph" svg:width="18.999cm" svg:height="1.715cm" draw:z-index="1"><draw:image xlink:href="Pictures/2000000700005A700000082BB28B2767.svm" xlink:type="simple" xlink:show="embed" xlink:actuate="onLoad"/></draw:frame></text:p>
      <text:p text:style-name="P4">On peut ssh dans n'importe quel noeud (ou Pod si celui-ci implémente SSH) et curl l'adresse IP de n'importe lequel de ces pods sans problème.</text:p>
      <text:p text:style-name="P4"/>
      <text:p text:style-name="P4"/>
      <text:p text:style-name="P4"/>
      <text:list xml:id="list6654672018225817609" text:style-name="L2">
        <text:list-item>
          <text:p text:style-name="P33">Pourquoi a-t-on besoin des services ?</text:p>
        </text:list-item>
      </text:list>
      <text:p text:style-name="P4"/>
      <text:p text:style-name="P4">Un service est une abstraction qui permet de représenter un ensemble de Pod comme un objet réseau unique. En d'autres termes, on donne une adresse IP unique à un ensemble de Pods. Cela permet plusieurs choses :</text:p>
      <text:p text:style-name="P4"/>
      <text:p text:style-name="P4">&gt; La première raison, et la raison principale pour laquelle les services existent est la suivante. Les pods sont des objets amenés à être remplacés régulièrement (les pods ont un cycle de vie limité) : "<text:span text:style-name="T3">Kubernetes Pods are created and destroyed to match the state of your cluster. Pods are </text:span><text:soft-page-break/><text:span text:style-name="T3">nonpermanent resources. If you use a Deployment to run your app, it can create and destroy Pods dynamically</text:span>". Ce qui peut mener à un certain nombre de problèmes : si un client quelconque a besoin d'accéder à un certain pod (typiquement un pod "frontend" utilise les ressources d'un pod "backend", ou un serveur utilise une base de données, etc...), comment le client peut-il savoir à quelle adresse IP s'adresser pour atteindre ce pod ? En effet, les pods sont sans arrêt renouvelés, de même que leurs adresses IP.</text:p>
      <text:p text:style-name="P4"/>
      <text:p text:style-name="P4">Dans ce cas de figure, un Service fournit une adresse IP virtuelle unique à un ensemble de Pods, désignés par un <text:span text:style-name="T3">selector </text:span><text:span text:style-name="T4">(par exemple, tous les pods ayant le label </text:span><text:span text:style-name="T7">app: nginx</text:span><text:span text:style-name="T4">). Le </text:span><text:span text:style-name="T5">Controller </text:span><text:span text:style-name="T4">du Service selector scan en permanence l'ensemble des Pods du cluster pour les ajouter au service s'ils respectent les conditions du </text:span><text:span text:style-name="T3">selector</text:span><text:span text:style-name="T4">. Dans cette configuration, si un pod meurt et est remplacé par un nouveau, ce nouveau pod sera instantanément intégré au Service, et on pourra intéragir avec lui via l'adresse IP du Service, comme pour le pod précédent.</text:span></text:p>
      <text:p text:style-name="P6"/>
      <text:p text:style-name="P6">&gt; La seconde raison, qu'on verra plus tard, est la possibilité d'attribuer aux Services des adresses IP externes, et donc de pouvoir intéragir avec les Pods de notre cluster depuis l'extérieur du cluster.</text:p>
      <text:p text:style-name="P6"/>
      <text:p text:style-name="P6">Il existe trois types principaux de Services :</text:p>
      <text:list xml:id="list1268604228243451461" text:style-name="L3">
        <text:list-item>
          <text:p text:style-name="P37">ClusterIP</text:p>
        </text:list-item>
        <text:list-item>
          <text:p text:style-name="P37">NodePort</text:p>
        </text:list-item>
        <text:list-item>
          <text:p text:style-name="P37">LoadBalancer</text:p>
        </text:list-item>
      </text:list>
      <text:p text:style-name="P6"/>
      <text:p text:style-name="P6"/>
      <text:p text:style-name="P6"/>
      <text:list xml:id="list663768197161440119" text:style-name="L4">
        <text:list-item>
          <text:p text:style-name="P38">Les Services ClusterIP</text:p>
        </text:list-item>
      </text:list>
      <text:p text:style-name="P6"/>
      <text:p text:style-name="P4"><text:span text:style-name="T4">Pour chacun de ces trois types de Services, c'est le composant </text:span><text:span text:style-name="T3">kube-proxy </text:span><text:span text:style-name="T4">(présent dans chaque node) qui est responsable de créer les adresses IP virtuelles des Services, et de permettre d'atteindre les services / de rediriger ensuite le traffic vers un backend pod.</text:span></text:p>
      <text:p text:style-name="P6"/>
      <text:p text:style-name="P4"><text:span text:style-name="T4">Par défaut, kube-proxy tourne en mode </text:span><text:span text:style-name="T5">iptables</text:span><text:span text:style-name="T4">. Dans une telle configuration, le composant kube-proxy réceptionne des informations du </text:span><text:span text:style-name="T3">Kubernetes control plane </text:span><text:span text:style-name="T4">par le biais de l'apiserver. Le Kubernetes control plane informe le kube-proxy de chaque ajout, suppression ou modification de Services, ou d'Endpoints</text:span><text:span text:style-name="T4"><text:note text:id="ftn1" text:note-class="footnote"><text:note-citation>1</text:note-citation><text:note-body><text:p text:style-name="P28"><text:s/>: Un Endpoint est un couple IPADDR:PORT. Un Pod peut avoir un seul endpoint s'il utilise un seul port, ou plusieurs s'il en mobilise plus d'un.</text:p></text:note-body></text:note></text:span><text:span text:style-name="T4"> relatifs à ces Services.</text:span></text:p>
      <text:p text:style-name="P6"/>
      <text:p text:style-name="P6">Chaque Service se voit attribuer une ClusterIP, ainsi qu'un mapping de ports.</text:p>
      <text:p text:style-name="P6"/>
      <text:p text:style-name="P4"><text:span text:style-name="T4">Pour chaque Service, kube-proxy met en place des règles iptables, qui permettent la capture de tout le traffic à destination de la </text:span><text:span text:style-name="T7">ClusterIP:Port</text:span><text:span text:style-name="T4"> du Service. Après avoir capturé ce traffic, les règles iptables définies par kube-proxy redirgent le traffic vers l'un des Pods backend correspondant (choisi aléatoirement).</text:span></text:p>
      <text:p text:style-name="P6"/>
      <text:p text:style-name="P6">Typiquement, imaginons qu'on ait 2 Pods nginx (avec le label run: my-nginx). Ces Pods ont les adresses IPs 10.244.5.5 et 10.244.3.4, et ils écoutent sur le port 80 pour des requêtes faîtes à leur serveur nginx.</text:p>
      <text:p text:style-name="P6"/>
      <text:p text:style-name="P6"/>
      <text:p text:style-name="P6"/>
      <text:p text:style-name="P6"/>
      <text:p text:style-name="P6"/>
      <text:p text:style-name="P6"><text:soft-page-break/></text:p>
      <text:p text:style-name="P6"/>
      <text:p text:style-name="P13"><text:span text:style-name="Source_20_Text"><text:span text:style-name="T10">apiVersion</text:span></text:span><text:span text:style-name="Source_20_Text"><text:span text:style-name="T4">:</text:span></text:span><text:span text:style-name="Source_20_Text"><text:span text:style-name="T13"> </text:span></text:span><text:span text:style-name="Source_20_Text"><text:span text:style-name="T4">apps/v1</text:span></text:span></text:p>
      <text:p text:style-name="P12"><text:span text:style-name="Source_20_Text"><text:span text:style-name="T11">kind</text:span></text:span><text:span text:style-name="Source_20_Text">:</text:span><text:span text:style-name="Source_20_Text"><text:span text:style-name="T12"> </text:span></text:span><text:span text:style-name="Source_20_Text">Deployment</text:span></text:p>
      <text:p text:style-name="P12"><text:span text:style-name="Source_20_Text"><text:span text:style-name="T11">metadata</text:span></text:span><text:span text:style-name="Source_20_Text">:</text:span></text:p>
      <text:p text:style-name="P12"><text:span text:style-name="Source_20_Text"><text:span text:style-name="T12"><text:s text:c="2"/></text:span></text:span><text:span text:style-name="Source_20_Text"><text:span text:style-name="T11">name</text:span></text:span><text:span text:style-name="Source_20_Text">:</text:span><text:span text:style-name="Source_20_Text"><text:span text:style-name="T12"> </text:span></text:span><text:span text:style-name="Source_20_Text">my-nginx</text:span></text:p>
      <text:p text:style-name="P12"><text:span text:style-name="Source_20_Text"><text:span text:style-name="T11">spec</text:span></text:span><text:span text:style-name="Source_20_Text">:</text:span></text:p>
      <text:p text:style-name="P12"><text:span text:style-name="Source_20_Text"><text:span text:style-name="T12"><text:s text:c="2"/></text:span></text:span><text:span text:style-name="Source_20_Text"><text:span text:style-name="T11">selector</text:span></text:span><text:span text:style-name="Source_20_Text">:</text:span></text:p>
      <text:p text:style-name="P12"><text:span text:style-name="Source_20_Text"><text:span text:style-name="T12"><text:s text:c="4"/></text:span></text:span><text:span text:style-name="Source_20_Text"><text:span text:style-name="T11">matchLabels</text:span></text:span><text:span text:style-name="Source_20_Text">:</text:span></text:p>
      <text:p text:style-name="P12"><text:span text:style-name="Source_20_Text"><text:span text:style-name="T12"><text:s text:c="6"/></text:span></text:span><text:span text:style-name="Source_20_Text"><text:span text:style-name="T11">run</text:span></text:span><text:span text:style-name="Source_20_Text">:</text:span><text:span text:style-name="Source_20_Text"><text:span text:style-name="T12"> </text:span></text:span><text:span text:style-name="Source_20_Text">my-nginx</text:span></text:p>
      <text:p text:style-name="P12"><text:span text:style-name="Source_20_Text"><text:span text:style-name="T12"><text:s text:c="2"/></text:span></text:span><text:span text:style-name="Source_20_Text"><text:span text:style-name="T11">replicas</text:span></text:span><text:span text:style-name="Source_20_Text">:</text:span><text:span text:style-name="Source_20_Text"><text:span text:style-name="T12"> </text:span></text:span><text:span text:style-name="Source_20_Text"><text:span text:style-name="T14">2</text:span></text:span></text:p>
      <text:p text:style-name="P12"><text:span text:style-name="Source_20_Text"><text:span text:style-name="T12"><text:s text:c="2"/></text:span></text:span><text:span text:style-name="Source_20_Text"><text:span text:style-name="T11">template</text:span></text:span><text:span text:style-name="Source_20_Text">:</text:span></text:p>
      <text:p text:style-name="P12"><text:span text:style-name="Source_20_Text"><text:span text:style-name="T12"><text:s text:c="4"/></text:span></text:span><text:span text:style-name="Source_20_Text"><text:span text:style-name="T11">metadata</text:span></text:span><text:span text:style-name="Source_20_Text">:</text:span></text:p>
      <text:p text:style-name="P12"><text:span text:style-name="Source_20_Text"><text:span text:style-name="T12"><text:s text:c="6"/></text:span></text:span><text:span text:style-name="Source_20_Text"><text:span text:style-name="T11">labels</text:span></text:span><text:span text:style-name="Source_20_Text">:</text:span></text:p>
      <text:p text:style-name="P12"><text:span text:style-name="Source_20_Text"><text:span text:style-name="T12"><text:s text:c="8"/></text:span></text:span><text:span text:style-name="Source_20_Text"><text:span text:style-name="T11">run</text:span></text:span><text:span text:style-name="Source_20_Text">:</text:span><text:span text:style-name="Source_20_Text"><text:span text:style-name="T12"> </text:span></text:span><text:span text:style-name="Source_20_Text">my-nginx</text:span></text:p>
      <text:p text:style-name="P12"><text:span text:style-name="Source_20_Text"><text:span text:style-name="T12"><text:s text:c="4"/></text:span></text:span><text:span text:style-name="Source_20_Text"><text:span text:style-name="T11">spec</text:span></text:span><text:span text:style-name="Source_20_Text">:</text:span></text:p>
      <text:p text:style-name="P12"><text:span text:style-name="Source_20_Text"><text:span text:style-name="T12"><text:s text:c="6"/></text:span></text:span><text:span text:style-name="Source_20_Text"><text:span text:style-name="T11">containers</text:span></text:span><text:span text:style-name="Source_20_Text">:</text:span></text:p>
      <text:p text:style-name="P12"><text:span text:style-name="Source_20_Text"><text:span text:style-name="T12"><text:s text:c="6"/></text:span></text:span><text:span text:style-name="Source_20_Text">- </text:span><text:span text:style-name="Source_20_Text"><text:span text:style-name="T11">name</text:span></text:span><text:span text:style-name="Source_20_Text">:</text:span><text:span text:style-name="Source_20_Text"><text:span text:style-name="T12"> </text:span></text:span><text:span text:style-name="Source_20_Text">my-nginx</text:span></text:p>
      <text:p text:style-name="P12"><text:span text:style-name="Source_20_Text"><text:span text:style-name="T12"><text:s text:c="8"/></text:span></text:span><text:span text:style-name="Source_20_Text"><text:span text:style-name="T11">image</text:span></text:span><text:span text:style-name="Source_20_Text">:</text:span><text:span text:style-name="Source_20_Text"><text:span text:style-name="T12"> </text:span></text:span><text:span text:style-name="Source_20_Text">nginx</text:span></text:p>
      <text:p text:style-name="P12"><text:span text:style-name="Source_20_Text"><text:span text:style-name="T12"><text:s text:c="8"/></text:span></text:span><text:span text:style-name="Source_20_Text"><text:span text:style-name="T11">ports</text:span></text:span><text:span text:style-name="Source_20_Text">:</text:span></text:p>
      <text:p text:style-name="P27"><text:span text:style-name="Source_20_Text"><text:span text:style-name="T12"><text:s text:c="8"/></text:span></text:span><text:span text:style-name="Source_20_Text">- </text:span><text:span text:style-name="Source_20_Text"><text:span text:style-name="T11">containerPort</text:span></text:span><text:span text:style-name="Source_20_Text">:</text:span><text:span text:style-name="Source_20_Text"><text:span text:style-name="T12"> </text:span></text:span><text:span text:style-name="Source_20_Text"><text:span text:style-name="T14">80</text:span></text:span></text:p>
      <text:p text:style-name="P6"/>
      <text:p text:style-name="P6"/>
      <text:p text:style-name="P6">Construisons un service pour nos deux pods, de type ClusterIP (default type). </text:p>
      <text:p text:style-name="P11"/>
      <text:p text:style-name="P13"><text:span text:style-name="Source_20_Text"><text:span text:style-name="T10">apiVersion</text:span></text:span><text:span text:style-name="Source_20_Text"><text:span text:style-name="T4">:</text:span></text:span><text:span text:style-name="Source_20_Text"><text:span text:style-name="T13"> </text:span></text:span><text:span text:style-name="Source_20_Text"><text:span text:style-name="T4">v1</text:span></text:span></text:p>
      <text:p text:style-name="P12"><text:span text:style-name="Source_20_Text"><text:span text:style-name="T11">kind</text:span></text:span><text:span text:style-name="Source_20_Text">:</text:span><text:span text:style-name="Source_20_Text"><text:span text:style-name="T12"> </text:span></text:span><text:span text:style-name="Source_20_Text">Service</text:span></text:p>
      <text:p text:style-name="P12"><text:span text:style-name="Source_20_Text"><text:span text:style-name="T11">metadata</text:span></text:span><text:span text:style-name="Source_20_Text">:</text:span></text:p>
      <text:p text:style-name="P12"><text:span text:style-name="Source_20_Text"><text:span text:style-name="T12"><text:s text:c="2"/></text:span></text:span><text:span text:style-name="Source_20_Text"><text:span text:style-name="T11">name</text:span></text:span><text:span text:style-name="Source_20_Text">:</text:span><text:span text:style-name="Source_20_Text"><text:span text:style-name="T12"> </text:span></text:span><text:span text:style-name="Source_20_Text">my-nginx</text:span></text:p>
      <text:p text:style-name="P12"><text:span text:style-name="Source_20_Text"><text:span text:style-name="T12"><text:s text:c="2"/></text:span></text:span><text:span text:style-name="Source_20_Text"><text:span text:style-name="T11">labels</text:span></text:span><text:span text:style-name="Source_20_Text">:</text:span></text:p>
      <text:p text:style-name="P12"><text:span text:style-name="Source_20_Text"><text:span text:style-name="T12"><text:s text:c="4"/></text:span></text:span><text:span text:style-name="Source_20_Text"><text:span text:style-name="T11">run</text:span></text:span><text:span text:style-name="Source_20_Text">:</text:span><text:span text:style-name="Source_20_Text"><text:span text:style-name="T12"> </text:span></text:span><text:span text:style-name="Source_20_Text">my-nginx</text:span></text:p>
      <text:p text:style-name="P12"><text:span text:style-name="Source_20_Text"><text:span text:style-name="T11">spec</text:span></text:span><text:span text:style-name="Source_20_Text">:</text:span></text:p>
      <text:p text:style-name="P17"><text:span text:style-name="Source_20_Text"><text:span text:style-name="T12"><text:s text:c="2"/></text:span></text:span><text:span text:style-name="Source_20_Text"><text:span text:style-name="T11">selector</text:span></text:span><text:span text:style-name="Source_20_Text">:</text:span></text:p>
      <text:p text:style-name="P17"><text:span text:style-name="Source_20_Text"><text:span text:style-name="T12"><text:s text:c="4"/></text:span></text:span><text:span text:style-name="Source_20_Text"><text:span text:style-name="T11">run</text:span></text:span><text:span text:style-name="Source_20_Text">:</text:span><text:span text:style-name="Source_20_Text"><text:span text:style-name="T12"> </text:span></text:span><text:span text:style-name="Source_20_Text">my-nginx</text:span></text:p>
      <text:p text:style-name="P17"><text:span text:style-name="Source_20_Text"><text:span text:style-name="T12"><text:s text:c="2"/></text:span></text:span><text:span text:style-name="Source_20_Text"><text:span text:style-name="T11">ports</text:span></text:span></text:p>
      <text:p text:style-name="P17"><text:span text:style-name="Source_20_Text"><text:span text:style-name="T12"><text:s text:c="2"/></text:span></text:span><text:span text:style-name="Source_20_Text">- </text:span><text:span text:style-name="Source_20_Text"><text:span text:style-name="T11">port</text:span></text:span><text:span text:style-name="Source_20_Text">:</text:span><text:span text:style-name="Source_20_Text"><text:span text:style-name="T12"> </text:span></text:span><text:span text:style-name="Source_20_Text"><text:span text:style-name="T14">80</text:span></text:span></text:p>
      <text:p text:style-name="P17"><text:span text:style-name="Source_20_Text"><text:span text:style-name="T14"><text:s text:c="4"/></text:span></text:span><text:span text:style-name="Source_20_Text"><text:span text:style-name="T15">targetPort</text:span></text:span><text:span text:style-name="Source_20_Text"><text:span text:style-name="T16">:</text:span></text:span><text:span text:style-name="Source_20_Text"><text:span text:style-name="T14"> 80</text:span></text:span></text:p>
      <text:p text:style-name="P17"><text:span text:style-name="Source_20_Text"><text:span text:style-name="T12"><text:s text:c="4"/></text:span></text:span><text:span text:style-name="Source_20_Text"><text:span text:style-name="T11">protocol</text:span></text:span><text:span text:style-name="Source_20_Text">:</text:span><text:span text:style-name="Source_20_Text"><text:span text:style-name="T12"> </text:span></text:span><text:span text:style-name="Source_20_Text">TCP</text:span></text:p>
      <text:p text:style-name="P11"/>
      <text:p text:style-name="P11"/>
      <text:p text:style-name="P10"><text:span text:style-name="T4">Ici, on dit qu'on veut un service qui inclut tous les Pods avec le label run: my-nginx, et que l'intégralité du traffic reçu sur le </text:span><text:span text:style-name="T5">port </text:span><text:span text:style-name="T4">80 du service sera renvoyé à un endpoint dont le </text:span><text:span text:style-name="T5">targetPort </text:span><text:span text:style-name="T4">est 80 (pour résumer : port = port du service ; targetPort = port des endpoints vers lequel le traffic reçu sur le port du service sera renvoyé).</text:span></text:p>
      <text:p text:style-name="P6"/>
      <text:p text:style-name="P6">On se retrouve donc avec le schéma suivant :</text:p>
      <text:p text:style-name="P6"/>
      <text:p text:style-name="P6"/>
      <text:p text:style-name="P6"/>
      <text:p text:style-name="P6"/>
      <text:p text:style-name="P6"/>
      <text:p text:style-name="P6"><draw:frame draw:style-name="fr2" draw:name="images3" text:anchor-type="paragraph" svg:width="20.359cm" svg:height="13.208cm" draw:z-index="2"><draw:image xlink:href="Pictures/2000000700007746000047866F542519.svm" xlink:type="simple" xlink:show="embed" xlink:actuate="onLoad"/></draw:frame><text:soft-page-break/></text:p>
      <text:p text:style-name="P2"><text:span text:style-name="T4">REMARQUES </text:span><text:span text:style-name="T6">:</text:span></text:p>
      <text:p text:style-name="P6"/>
      <text:p text:style-name="P6">&gt; Ici, imaginons que le Pod 10.244.5.5 tombe. Un autre Pod est créé pour le remplacer (on veut en effet toujours avoir 2 replicas, le Deployment Controller va déployer un autre Pod). L'API server informe Kube-Proxy du remplacement de l'ancien Pod 10.244.5.5 par le Pod 10.244.5.6. Kube-Proxy met à jour les iptables, et pour le client, rien n'a changé.</text:p>
      <text:p text:style-name="P6"/>
      <text:p text:style-name="P6">&gt; On peut tout à fait avoir des port et targetPort différents. Par exemple on peut vouloir que tout ce qui est reçu par le SERVICE:80 soit redirigé vers RANDOM-POD:9276. On définit alors le port sur 80, et le targetPort sur 9276.</text:p>
      <text:p text:style-name="P6"/>
      <text:p text:style-name="P4"><text:span text:style-name="T4">&gt; Dans le schéma ci-dessus et dans le cadre d'un Service ClusterIP, </text:span><text:span text:style-name="T5">le client ne peut émettre des requêtes au service que depuis l'intérieur du cluster</text:span><text:span text:style-name="T4">. Cela permet par exemple aux Pods frontend de communiquer avec les Pods backends.</text:span></text:p>
      <text:p text:style-name="P6"/>
      <text:p text:style-name="P6">&gt; On peut également communiquer avec ce type de service en utilisant kubectl-proxy. En effet, kubectl-proxy nous permet d'utiliser l'apiserver Kubernetes via localhost, or l'apiserver peut accéder au service car il se situe dans le cluster (noeud master) :</text:p>
      <text:p text:style-name="P22"/>
      <text:p text:style-name="P22"><text:bookmark text:name="b3e2"/>kubectl proxy --port=8080</text:p>
      <text:p text:style-name="P16"><text:bookmark text:name="8ff7"/>http://localhost:8080/api/v1/proxy/namespaces/&lt;NAMESPACE&gt;/services/&lt;SERVICE-NAME&gt;:&lt;PORT-NAME&gt;/</text:p>
      <text:p text:style-name="P15"/>
      <text:p text:style-name="P14"/>
      <text:p text:style-name="P4"/>
      <text:p text:style-name="P4"><text:soft-page-break/></text:p>
      <text:p text:style-name="P4"/>
      <text:p text:style-name="P2">EN PRATIQUE :</text:p>
      <text:p text:style-name="P4"><text:s/></text:p>
      <text:p text:style-name="P4">En pratique, j'ai essayé de créer un service pour mes 3 replicats de l'image Docker nginx custom que j'ai construite (simple serveur web qui effectue une redirection 301 de http vers https). Voici le fichier de configuration (divisé en deux par '---').</text:p>
      <text:p text:style-name="P4"/>
      <text:p text:style-name="P18">apiVersion: v1</text:p>
      <text:p text:style-name="P20">kind: Service</text:p>
      <text:p text:style-name="P20">metadata:</text:p>
      <text:p text:style-name="P20"><text:s text:c="8"/>name: nginx</text:p>
      <text:p text:style-name="P20"><text:s text:c="8"/>labels:</text:p>
      <text:p text:style-name="P20"><text:s text:c="16"/>app: nginx</text:p>
      <text:p text:style-name="P20">spec:</text:p>
      <text:p text:style-name="P20"><text:s text:c="8"/>type: ClusterIP</text:p>
      <text:p text:style-name="P20"><text:s text:c="8"/>selector:</text:p>
      <text:p text:style-name="P20"><text:s text:c="16"/>app: nginx</text:p>
      <text:p text:style-name="P20"><text:s text:c="8"/>ports:</text:p>
      <text:p text:style-name="P20"><text:s text:c="8"/>- port: 80</text:p>
      <text:p text:style-name="P20"><text:s text:c="10"/>targetPort: 80</text:p>
      <text:p text:style-name="P20"><text:s text:c="10"/>name: http</text:p>
      <text:p text:style-name="P20"><text:s text:c="8"/>- port: 443</text:p>
      <text:p text:style-name="P20"><text:s text:c="10"/>targetPort: 443</text:p>
      <text:p text:style-name="P20"><text:s text:c="10"/>name: https</text:p>
      <text:p text:style-name="P20"/>
      <text:p text:style-name="P19">---</text:p>
      <text:p text:style-name="P20"/>
      <text:p text:style-name="P20">apiVersion: apps/v1</text:p>
      <text:p text:style-name="P20">kind: Deployment</text:p>
      <text:p text:style-name="P20">metadata:</text:p>
      <text:p text:style-name="P20"><text:s text:c="8"/>name: nginx</text:p>
      <text:p text:style-name="P20"><text:s text:c="8"/>labels:</text:p>
      <text:p text:style-name="P20"><text:s text:c="16"/>app: nginx</text:p>
      <text:p text:style-name="P20">spec:</text:p>
      <text:p text:style-name="P20"><text:s text:c="8"/>replicas: 3</text:p>
      <text:p text:style-name="P20"><text:s text:c="8"/>selector:</text:p>
      <text:p text:style-name="P20"><text:s text:c="16"/>matchLabels:</text:p>
      <text:p text:style-name="P20"><text:s text:c="24"/>app: nginx</text:p>
      <text:p text:style-name="P20"><text:s text:c="8"/>template:</text:p>
      <text:p text:style-name="P20"><text:s text:c="16"/>metadata:</text:p>
      <text:p text:style-name="P20"><text:s text:c="24"/>labels:</text:p>
      <text:p text:style-name="P20"><text:s text:c="32"/>app: nginx</text:p>
      <text:p text:style-name="P20"><text:s text:c="16"/>spec:</text:p>
      <text:p text:style-name="P20"><text:s text:c="24"/>containers:</text:p>
      <text:p text:style-name="P20"><text:s text:c="24"/>- name: nginx</text:p>
      <text:p text:style-name="P20"><text:s text:c="26"/>image: service_nginx</text:p>
      <text:p text:style-name="P20"><text:s text:c="26"/>imagePullPolicy: Never</text:p>
      <text:p text:style-name="P20"><text:s text:c="26"/>ports:</text:p>
      <text:p text:style-name="P20"><text:s text:c="26"/>- containerPort: 80</text:p>
      <text:p text:style-name="P25"><text:s text:c="26"/>- containerPort: 443</text:p>
      <text:p text:style-name="P4"><text:soft-page-break/></text:p>
      <text:p text:style-name="P4">De manière assez simple, on définit un déploiement composé de 3 répliques, construites sur l'image Docker service_nginx. On leur assigne à chacune le label app: nginx.</text:p>
      <text:p text:style-name="P4"/>
      <text:p text:style-name="P4">Le service définit au-dessus concerne tous les pods ayant le label app: nginx. Tout le traffic reçu par ce service sur le port 80 sera transmis à un Pod aléatoire ayant le port 80 d'ouvert. De même pour tout le traffic reçu sur le port 443. Preuve que tout fonctionne :</text:p>
      <text:p text:style-name="P4"/>
      <text:p text:style-name="P4"><draw:frame draw:style-name="fr2" draw:name="images4" text:anchor-type="paragraph" svg:width="20.369cm" svg:height="12.206cm" draw:z-index="3"><draw:image xlink:href="Pictures/200000070000759F0000467E62787E36.svm" xlink:type="simple" xlink:show="embed" xlink:actuate="onLoad"/></draw:frame></text:p>
      <text:p text:style-name="P4">On voit le déploiement, les trois pods, et enfin le service avec l'IP 10.96.113.44, qui écoute comme prévu sur les ports 80 et 443.</text:p>
      <text:p text:style-name="P4"/>
      <text:p text:style-name="P4">On voit que quand on envoie une requête à l'adresse IP du Service, l'un de nos Pods (random) nous a bien répondu, ce qui veut dire que le Service a bien joué son rôle d'entremetteur. Dans la description du service, on voit également les Endpoints auxquels le Service pourra envoyer les requêtes qu'il reçoit sur un certain port.</text:p>
      <text:p text:style-name="P4"/>
      <text:p text:style-name="P4">Encore une fois attention, ce Service n'est accessible <text:span text:style-name="T1">que depuis le cluster en l'absence de</text:span> <text:span text:style-name="T1">proxy</text:span>.</text:p>
      <text:p text:style-name="P4"/>
      <text:list xml:id="list6288759412429811920" text:style-name="L5">
        <text:list-item>
          <text:p text:style-name="P34">Les Services NodePort</text:p>
        </text:list-item>
      </text:list>
      <text:p text:style-name="P4"/>
      <text:p text:style-name="P4">Les Services NodePort sont un premier moyen de permettre l'accès à nos Pods depuis l'extérieur. En réalité, les Services NodePort débutent exactement comme les services ClusterIP : on crée un Service avec une ClusterIP qui regroupe un certain nombre de Pods, et exactement le même système de port / targetPort.</text:p>
      <text:p text:style-name="P4"/>
      <text:p text:style-name="P4">Cependant, le Service NodePort ajoute quelque chose : <text:span text:style-name="T1">pour chaque port du service </text:span>on définit en <text:soft-page-break/>plus du targetPort un "nodePort".</text:p>
      <text:p text:style-name="P4"/>
      <text:p text:style-name="P5"><text:span text:style-name="T2">Le nodePort est un </text:span><text:span text:style-name="T1">port du noeud, </text:span><text:span text:style-name="T2">situé entre </text:span>30000 et 32767. Tout le traffic reçu par le noeud sur ce port est automatiquement transmis au Service, sur le port du Service qui y a été associé.</text:p>
      <text:p text:style-name="P5"/>
      <text:p text:style-name="P5"/>
      <text:p text:style-name="P5"/>
      <text:p text:style-name="P5"/>
      <text:p text:style-name="P5"/>
      <text:p text:style-name="P5"><draw:frame draw:style-name="fr3" draw:name="images5" text:anchor-type="paragraph" svg:width="16.999cm" svg:height="13.324cm" draw:z-index="4"><draw:image xlink:href="Pictures/20000007000048A9000038F43AA6DFC2.svm" xlink:type="simple" xlink:show="embed" xlink:actuate="onLoad"/></draw:frame></text:p>
      <text:p text:style-name="P2">EN PRATIQUE :</text:p>
      <text:p text:style-name="P4"/>
      <text:p text:style-name="P4">On va construire un service de type NodePort pour un déploiement de 3 répliques basées sur notre image custom service-nginx. Le fichier de configuration est le suivant :</text:p>
      <text:p text:style-name="P4"/>
      <text:p text:style-name="P4"/>
      <text:p text:style-name="P4"/>
      <text:p text:style-name="P4"/>
      <text:p text:style-name="P4"/>
      <text:p text:style-name="P4"/>
      <text:p text:style-name="P4"/>
      <text:p text:style-name="P4"/>
      <text:p text:style-name="P4"/>
      <text:p text:style-name="P4"/>
      <text:p text:style-name="P4"/>
      <text:p text:style-name="P18"><text:soft-page-break/>apiVersion: v1</text:p>
      <text:p text:style-name="P20">kind: Service</text:p>
      <text:p text:style-name="P20">metadata:</text:p>
      <text:p text:style-name="P20"><text:s text:c="8"/>name: nginx</text:p>
      <text:p text:style-name="P20"><text:s text:c="8"/>labels:</text:p>
      <text:p text:style-name="P20"><text:s text:c="16"/>app: nginx</text:p>
      <text:p text:style-name="P20">spec:</text:p>
      <text:p text:style-name="P20"><text:s text:c="8"/>type: NodePort</text:p>
      <text:p text:style-name="P20"><text:s text:c="8"/>selector:</text:p>
      <text:p text:style-name="P20"><text:s text:c="16"/>app: nginx</text:p>
      <text:p text:style-name="P20"><text:s text:c="8"/>ports:</text:p>
      <text:p text:style-name="P20"><text:s text:c="8"/>- port: 80</text:p>
      <text:p text:style-name="P20"><text:s text:c="10"/>targetPort: 80</text:p>
      <text:p text:style-name="P20"><text:s text:c="10"/>nodePort: 30001</text:p>
      <text:p text:style-name="P20"><text:s text:c="10"/>name: http</text:p>
      <text:p text:style-name="P20"><text:s text:c="8"/>- port: 443</text:p>
      <text:p text:style-name="P20"><text:s text:c="10"/>targetPort: 443</text:p>
      <text:p text:style-name="P20"><text:s text:c="10"/>nodePort: 30002</text:p>
      <text:p text:style-name="P20"><text:s text:c="10"/>name: https</text:p>
      <text:p text:style-name="P20"/>
      <text:p text:style-name="P21">---</text:p>
      <text:p text:style-name="P20"/>
      <text:p text:style-name="P20">apiVersion: apps/v1</text:p>
      <text:p text:style-name="P20">kind: Deployment</text:p>
      <text:p text:style-name="P20">metadata:</text:p>
      <text:p text:style-name="P20"><text:s text:c="8"/>name: nginx</text:p>
      <text:p text:style-name="P20"><text:s text:c="8"/>labels:</text:p>
      <text:p text:style-name="P20"><text:s text:c="16"/>app: nginx</text:p>
      <text:p text:style-name="P20">spec:</text:p>
      <text:p text:style-name="P20"><text:s text:c="8"/>replicas: 3</text:p>
      <text:p text:style-name="P20"><text:s text:c="8"/>selector:</text:p>
      <text:p text:style-name="P20"><text:s text:c="16"/>matchLabels:</text:p>
      <text:p text:style-name="P20"><text:s text:c="24"/>app: nginx</text:p>
      <text:p text:style-name="P20"><text:s text:c="8"/>template:</text:p>
      <text:p text:style-name="P20"><text:s text:c="16"/>metadata:</text:p>
      <text:p text:style-name="P20"><text:s text:c="24"/>labels:</text:p>
      <text:p text:style-name="P20"><text:s text:c="32"/>app: nginx</text:p>
      <text:p text:style-name="P20"><text:s text:c="16"/>spec:</text:p>
      <text:p text:style-name="P20"><text:s text:c="24"/>containers:</text:p>
      <text:p text:style-name="P20"><text:s text:c="24"/>- name: nginx</text:p>
      <text:p text:style-name="P20"><text:s text:c="26"/>image: service_nginx</text:p>
      <text:p text:style-name="P20"><text:s text:c="26"/>imagePullPolicy: Never</text:p>
      <text:p text:style-name="P20"><text:s text:c="26"/>ports:</text:p>
      <text:p text:style-name="P20"><text:s text:c="26"/>- containerPort: 80</text:p>
      <text:p text:style-name="P25"><text:s text:c="26"/>- containerPort: 443</text:p>
      <text:p text:style-name="P4">On voit donc ici qu'on fait correspondre au port du service 80 le port 30001 de notre node. Tout ce qui arrivera sur l'endpoint <text:span text:style-name="T8">&lt;NODE-IP&gt;:30001</text:span> sera transmis au port 80 de notre service (et, de là, au port 80 d'un de nos pods). De même, tout ce qui arrivera sur l'endpoint <text:span text:style-name="T8">&lt;NODE-IP&gt;:30002</text:span> sera transmis au port 443 de notre service.</text:p>
      <text:p text:style-name="P4"/>
      <text:p text:style-name="P4"><text:soft-page-break/>Cette configuration est résumée lorsqu'on examine les services existants après avoir build le fichier de configuration :</text:p>
      <text:p text:style-name="P4"/>
      <text:p text:style-name="P4"><draw:frame draw:style-name="fr4" draw:name="images6" text:anchor-type="paragraph" svg:width="16.999cm" svg:height="1.686cm" draw:z-index="5"><draw:image xlink:href="Pictures/20000007000060F30000099EE37ED747.svm" xlink:type="simple" xlink:show="embed" xlink:actuate="onLoad"/></draw:frame></text:p>
      <text:p text:style-name="P4"/>
      <text:p text:style-name="P5"><text:span text:style-name="T2">L'adresse IP de ma machine virtuelle (qui est l'unique noeud du cluster) est </text:span><text:span text:style-name="T9">192.168.1.33</text:span><text:span text:style-name="T2">. Essayons donc de voir ce que donne la requête https://192.168.1.33:30002 </text:span><text:span text:style-name="T1">depuis ma machine Windows hôte </text:span><text:span text:style-name="T2">(qui est donc à l'extérieur du cluster). On arrive bien à accéder, dans le browser ou par curl, au serveur nginx que font tourner nos 3 pods :</text:span></text:p>
      <text:p text:style-name="P4"/>
      <text:p text:style-name="P4"><draw:frame draw:style-name="fr4" draw:name="images7" text:anchor-type="paragraph" svg:width="16.999cm" svg:height="11.231cm" draw:z-index="6"><draw:image xlink:href="Pictures/20000007000045C400002E199F56D8FB.svm" xlink:type="simple" xlink:show="embed" xlink:actuate="onLoad"/></draw:frame></text:p>
      <text:p text:style-name="P4"/>
      <text:p text:style-name="P4">La configuration fonctionne bien. C'est donc un moyen plutôt efficace d'exposer nos Pods au monde extérieur. L'inconvénient est cependant le suivant : on est obligé de solliciter le noeud sur lequel tourne nos Pods : et si le noeud tombait, et que l'application était remplacée sur un autre noeud ? L'application serait remplacée, de même que le service, mais on ne pourrait plus y avoir accès par la même adresse IP. De même, l'accès par le biais de hauts ports est assez moche.</text:p>
      <text:p text:style-name="P4"/>
      <text:p text:style-name="P4">Ce qu'on aimerait faire, c'est attribuer à notre Service une <text:span text:style-name="T1">adresse IP externe</text:span>. Quand on appelerait cette adresse IP externe, le traffic serait directement récupéré par le Service, sans transiter par un port du noeud sur lequel il se trouve. C'est ce que nous permettra de faire un Service de type LoadBalancer.</text:p>
      <text:p text:style-name="P4"/>
      <text:p text:style-name="P4"/>
      <text:p text:style-name="P4"/>
      <text:p text:style-name="P4"/>
      <text:list xml:id="list8610577498160559670" text:style-name="L6">
        <text:list-item>
          <text:p text:style-name="P35"><text:soft-page-break/>Les Services LoadBalancer</text:p>
        </text:list-item>
      </text:list>
      <text:p text:style-name="P4"/>
      <text:p text:style-name="P4">Que se passe-t-il si on essaie simplement de mettre une adresse IP externe sur un Service de type ClusterIP ou NodePort ?</text:p>
      <text:p text:style-name="P4"/>
      <text:p text:style-name="P18">kubectl patch svc nginx --patch '{"spec": {"externalIPs": ["10.22.0.0"]}}'</text:p>
      <text:p text:style-name="P4"/>
      <text:p text:style-name="P18">NAME<text:tab/><text:tab/>CLUSTER-IP<text:tab/><text:tab/>EXTERNAL-IP<text:tab/><text:tab/>PORT(S) <text:tab/><text:tab/>AGE</text:p>
      <text:p text:style-name="P24">nginx<text:tab/><text:tab/>10.99.239.22<text:tab/>10.22.0.0<text:tab/><text:tab/>80:30916/TCP <text:tab/>48s</text:p>
      <text:p text:style-name="P4">On voit qu'on a bien une adresse IP externe assignée, 10.22.0.0. Cependant, essayer d'accéder directement à cette adresse IP ne fonctionnera pas. Pourquoi ?</text:p>
      <text:p text:style-name="P4"/>
      <text:p text:style-name="P4">On a vu plus haut que Kube-proxy nous permet de créer des règles iptable qui redirigent le traffic interne en direction d'un Service vers les Pods associés à ce service. Ces règles iptables concernent toujours la <text:span text:style-name="T1">ClusterIP du Service </text:span>(voir ci-dessus, les règles sont du type "<text:span text:style-name="T3">si la requête est à destination de</text:span> <text:span text:style-name="T8">&lt;Service-ClusterIP&gt;:&lt;Service-Port&gt;</text:span> <text:span text:style-name="T3">then redirect it to following endpoint</text:span>". Le problème est que Kubernetes ne prend pas en charge la création de ces règles iptables lorsqu'on ne souhaite pas utiliser la ClusterIP, mais une adresse externe :</text:p>
      <text:p text:style-name="P4"/>
      <text:p text:style-name="P3">"<text:span text:style-name="Source_20_Text"><text:span text:style-name="Emphasis"><text:span text:style-name="T4">externalIPs</text:span></text:span></text:span><text:span text:style-name="Emphasis"> are not managed by Kubernetes and are the responsibility of the cluster administrator.</text:span> "</text:p>
      <text:p text:style-name="P4"/>
      <text:p text:style-name="P4">On a maintenant deux solutions, qui sont assez bien présentées dans cet article :</text:p>
      <text:p text:style-name="P4"><text:a xlink:type="simple" xlink:href="https://www.objectif-libre.com/fr/blog/2018/01/08/kubernetes-et-les-ips-externes-services-et-metallb/" text:style-name="Internet_20_link" text:visited-style-name="Visited_20_Internet_20_Link">https://www.objectif-libre.com/fr/blog/2018/01/08/kubernetes-et-les-ips-externes-services-et-metallb/</text:a></text:p>
      <text:p text:style-name="P4"/>
      <text:p text:style-name="P4">Soit on assigne l'adresse IP externe nous-même, puis on crée manuellement les règles iptables qui vont permettre de rediriger correctement le traffic depuis l'adresse externe vers les Pods ; soit on utilise Metallb. On s'en doute, mais on va utiliser Metallb.</text:p>
      <text:p text:style-name="P4"/>
      <text:p text:style-name="P4">Et plus précisément, on va utiliser Metallb dans son mode "layer 2". L'idée de MetalLB en layer 2 est la suivante. MetalLB va installer sur chaque noeud des "<text:span text:style-name="T1">Speaker</text:span>". Il va également installer un <text:span text:style-name="T1">Controller </text:span>sur l'un des noeuds. Un <text:span text:style-name="T1">"Noeud leader</text:span>" pour le Service est choisi.</text:p>
      <text:p text:style-name="P4"/>
      <text:p text:style-name="P4">Lorsqu'un paquet à destination de l'adresse externe du service est reçu sur le réseau local, le speaker du noeud leader répond à la requête ARP en indiquant l'adresse MAC de son noeud (du point de vue des autres équipements du réseau, le noeud leader du service a donc 2 adresses IP, l'adresse IP externe du service et son adresse IP originale).</text:p>
      <text:p text:style-name="P4"/>
      <text:p text:style-name="P4">Le paquet est transmis au noeud leader, sur le NodePort précisé dans le fichier de configuration du service (ou choisi par Kubernetes). A partir de là, tout se passe exactement comme pour un service NodePort : les requêtes au NodePort sont transmises par kube-proxy au Service ayant la ClusterIP associée au NodePort, sur le port également associé au NodePort.</text:p>
      <text:p text:style-name="P4"/>
      <text:p text:style-name="P4">Voir schéma suivant :</text:p>
      <text:p text:style-name="P4"/>
      <text:p text:style-name="P4"/>
      <text:p text:style-name="P4"/>
      <text:p text:style-name="P4"/>
      <text:p text:style-name="P4"/>
      <text:p text:style-name="P4"/>
      <text:p text:style-name="P4"/>
      <text:p text:style-name="P4"><text:soft-page-break/></text:p>
      <text:p text:style-name="P4"><draw:frame draw:style-name="fr2" draw:name="images8" text:anchor-type="paragraph" svg:width="20.11cm" svg:height="9.832cm" draw:z-index="7"><draw:image xlink:href="Pictures/20000007000058FE00002B84DA7BB026.svm" xlink:type="simple" xlink:show="embed" xlink:actuate="onLoad"/></draw:frame></text:p>
      <text:p text:style-name="P4">Ainsi, par ce mécanisme, on peut utiliser l'adresse IP externe du Service, MetalLB se charge des réponses ARP permettant d'amener le trafic dans un noeud du cluster, sur le NodePort, et ensuite kube-proxy prend le relai.</text:p>
      <text:p text:style-name="P4"/>
      <text:p text:style-name="P4">Inconvénients : pas de véritable load balance, tout le trafic pour un service passe par un seul noeud.</text:p>
      <text:p text:style-name="P4"/>
      <text:p text:style-name="P4"/>
      <text:p text:style-name="P2">EN PRATIQUE :</text:p>
      <text:p text:style-name="P4"/>
      <text:p text:style-name="P4">Installer MetalLB est relativement simple, et on peut distinguer 3 étapes :</text:p>
      <text:p text:style-name="P4"/>
      <text:p text:style-name="P4"/>
      <text:p text:style-name="P7">(i) Créer les objets Kubernetes MetalLB</text:p>
      <text:p text:style-name="P4"/>
      <text:p text:style-name="P4">On va avoir besoin de créer le controleur et les speakers, mas également le namespace MetalLB, qui contiendra les Pods liés à MetalLB (controleur et speakers). On peut le faire assez facilement, en deux commandes (on utilise la version 0.9.3) :</text:p>
      <text:p text:style-name="P4"/>
      <text:p text:style-name="P9">kubectl apply -f https://raw.githubusercontent.com/metallb/metallb/v0.9.3/manifests/namespace.yaml</text:p>
      <text:p text:style-name="P8"/>
      <text:p text:style-name="P8">kubectl apply -f</text:p>
      <text:p text:style-name="P8">https://raw.githubusercontent.com/metallb/metallb/v0.9.3/manifests/metallb.yaml</text:p>
      <text:p text:style-name="P4"/>
      <text:p text:style-name="P4">Ces deux commandes construisent, à partir des fichiers de configuration standards, tous les objets Kubernetes nécessaires afin de faire tourner MetalLB. Attention, on a encore besoin d'une commande supplémentaire :</text:p>
      <text:p text:style-name="P4"/>
      <text:p text:style-name="P8">kubectl create secret generic -n metallb-system memberlist --from-<text:soft-page-break/>literal=secretkey="$(openssl rand -base64 128)" </text:p>
      <text:p text:style-name="P4"/>
      <text:p text:style-name="P4">Sans cette commande suite aux créations des objets Kubernetes, on se retrouve avec l'erreur suivante pour les speakers qu'on tente de créer :</text:p>
      <text:p text:style-name="P4"/>
      <text:p text:style-name="P4"><draw:frame draw:style-name="fr4" draw:name="images9" text:anchor-type="paragraph" svg:width="16.999cm" svg:height="1.383cm" draw:z-index="8"><draw:image xlink:href="Pictures/2000000700005A3B000007584EB4DACF.svm" xlink:type="simple" xlink:show="embed" xlink:actuate="onLoad"/></draw:frame></text:p>
      <text:p text:style-name="P4">Quand on examine les objets avec sudo kubectl describe pods -n metallb-system (noter la spécification du namespace, puisque les pods ne sont pas créer dans le namespace par défaut), on voit la raison suivante dans les events :</text:p>
      <text:p text:style-name="P4"/>
      <text:p text:style-name="P4"><draw:frame draw:style-name="fr2" draw:name="images10" text:anchor-type="paragraph" svg:width="20.498cm" svg:height="2.364cm" draw:z-index="9"><draw:image xlink:href="Pictures/2000000700007AC800000E2A097F6647.svm" xlink:type="simple" xlink:show="embed" xlink:actuate="onLoad"/></draw:frame></text:p>
      <text:p text:style-name="P4">Apparemment on a un paramètre de sécurité obligatoire qui consiste à définir un secret "memberlist", c'est ce qu'on fait avec la commande précédente. Voir :</text:p>
      <text:p text:style-name="P4"><text:a xlink:type="simple" xlink:href="https://github.com/metallb/metallb/issues/569" text:style-name="Internet_20_link" text:visited-style-name="Visited_20_Internet_20_Link">https://github.com/metallb/metallb/issues/569</text:a></text:p>
      <text:p text:style-name="P4"/>
      <text:p text:style-name="P4"/>
      <text:p text:style-name="P7">(ii) Appliquer la configuration MetalLB</text:p>
      <text:p text:style-name="P4"/>
      <text:p text:style-name="P4">Il faut maintenant créer un autre objet Kubernetes, "configmap", qui va simplement nous permettre de configurer MetalLB (quel protocole, quelle plage d'adresse IP pour les adresses externes, etc...). On définit le fichier de configuration simple suivant :</text:p>
      <text:p text:style-name="P4"/>
      <text:p text:style-name="P18">apiVersion: v1</text:p>
      <text:p text:style-name="P20">kind: ConfigMap</text:p>
      <text:p text:style-name="P20">metadata:</text:p>
      <text:p text:style-name="P20"><text:s text:c="2"/>namespace: metallb-system</text:p>
      <text:p text:style-name="P20"><text:s text:c="2"/>name: config</text:p>
      <text:p text:style-name="P20">data:</text:p>
      <text:p text:style-name="P20"><text:s/><text:span text:style-name="T16"><text:s/>config: |</text:span></text:p>
      <text:p text:style-name="P23"><text:s text:c="4"/>address-pools:</text:p>
      <text:p text:style-name="P23"><text:s text:c="4"/>- name: ip-pool</text:p>
      <text:p text:style-name="P23"><text:s text:c="6"/>protocol: layer2</text:p>
      <text:p text:style-name="P23"><text:s text:c="6"/>addresses:</text:p>
      <text:p text:style-name="P26"><text:s text:c="6"/>- 192.168.1.240-192.168.1.250</text:p>
      <text:p text:style-name="P4">On voit ici qu'on définit MetalLB pour fonctionner en layer2, et qu'on lui donne toutes les adresses entre <text:span text:style-name="T8">192.168.1.240</text:span> et <text:span text:style-name="T8">192.168.1.250</text:span>. Il faut faire attention à bien donner une plage d'adresses qui correspond à mon réseau local. Sur mon hôte Windows, je vois que mon Gateway est 192.168.1.1, que je suis dans le subnet 192.168.1.0/24, donc la plage d'adresses ci-dessus est bien accessible depuis mon réseau local.</text:p>
      <text:p text:style-name="P4"/>
      <text:p text:style-name="P4"/>
      <text:p text:style-name="P7">(iii) Créer un service de type LoadBalancer</text:p>
      <text:p text:style-name="P4"/>
      <text:p text:style-name="P4">Tout est prêt. Désormais, lorsqu'on va créer un service de type LoadBalancer, celui-ci se verra <text:soft-page-break/>attribuer une adresse externe, et on pourra y accéder à cette adresse, depuis l'extérieur du cluster. </text:p>
      <text:p text:style-name="P4"/>
      <text:p text:style-name="P4">Note importante : dans le cadre du projet ft_services, je vais créer un service de type LoadBalancer pour chaque Pod / ensemble de Pods auquel on aura besoin d'accéder depuis l'extérieur (Grafana, Wordpress, NGINX, PhpMyAdmin, FTPS). Le fichier de configuration créant à la fois le déploiement pour NGINX et le service associé est le suivant :</text:p>
      <text:p text:style-name="P4"/>
      <text:p text:style-name="P18">apiVersion: v1</text:p>
      <text:p text:style-name="P20">kind: Service</text:p>
      <text:p text:style-name="P20">metadata:</text:p>
      <text:p text:style-name="P20"><text:s text:c="8"/>name: nginx</text:p>
      <text:p text:style-name="P20"><text:s text:c="8"/>labels:</text:p>
      <text:p text:style-name="P20"><text:s text:c="16"/>app: nginx</text:p>
      <text:p text:style-name="P20">spec:</text:p>
      <text:p text:style-name="P20"><text:s text:c="8"/>type: LoadBalancer</text:p>
      <text:p text:style-name="P20"><text:s text:c="8"/>selector:</text:p>
      <text:p text:style-name="P20"><text:s text:c="16"/>app: nginx</text:p>
      <text:p text:style-name="P20"><text:s text:c="8"/>ports:</text:p>
      <text:p text:style-name="P20"><text:s text:c="8"/>- port: 80</text:p>
      <text:p text:style-name="P20"><text:s text:c="10"/>targetPort: 80</text:p>
      <text:p text:style-name="P20"><text:s text:c="10"/>name: http</text:p>
      <text:p text:style-name="P20"><text:s text:c="8"/>- port: 443</text:p>
      <text:p text:style-name="P20"><text:s text:c="10"/>targetPort: 443</text:p>
      <text:p text:style-name="P20"><text:s text:c="10"/>name: https</text:p>
      <text:p text:style-name="P20"/>
      <text:p text:style-name="P19">---</text:p>
      <text:p text:style-name="P20"/>
      <text:p text:style-name="P20">apiVersion: apps/v1</text:p>
      <text:p text:style-name="P20">kind: Deployment</text:p>
      <text:p text:style-name="P20">metadata:</text:p>
      <text:p text:style-name="P20"><text:s text:c="8"/>name: nginx</text:p>
      <text:p text:style-name="P20"><text:s text:c="8"/>labels:</text:p>
      <text:p text:style-name="P20"><text:s text:c="16"/>app: nginx</text:p>
      <text:p text:style-name="P20">spec:</text:p>
      <text:p text:style-name="P20"><text:s text:c="8"/>replicas: 2</text:p>
      <text:p text:style-name="P20"><text:s text:c="8"/>selector:</text:p>
      <text:p text:style-name="P20"><text:s text:c="16"/>matchLabels:</text:p>
      <text:p text:style-name="P20"><text:s text:c="24"/>app: nginx</text:p>
      <text:p text:style-name="P20"><text:s text:c="8"/>template:</text:p>
      <text:p text:style-name="P20"><text:s text:c="16"/>metadata:</text:p>
      <text:p text:style-name="P20"><text:s text:c="24"/>labels:</text:p>
      <text:p text:style-name="P20"><text:s text:c="32"/>app: nginx</text:p>
      <text:p text:style-name="P20"><text:s text:c="16"/>spec:</text:p>
      <text:p text:style-name="P20"><text:s text:c="24"/>containers:</text:p>
      <text:p text:style-name="P20"><text:s text:c="24"/>- name: nginx</text:p>
      <text:p text:style-name="P20"><text:s text:c="26"/>image: service_nginx</text:p>
      <text:p text:style-name="P20"><text:s text:c="26"/>imagePullPolicy: Never</text:p>
      <text:p text:style-name="P20"><text:s text:c="26"/>ports:</text:p>
      <text:p text:style-name="P20"><text:s text:c="26"/>- containerPort: 80</text:p>
      <text:p text:style-name="P25"><text:s text:c="26"/>- containerPort: 443</text:p>
      <text:p text:style-name="P4"><text:soft-page-break/>On voit ici que la configuration du Service LoadBalancer est assez simple. On définit juste, comme d'habitude, les ports et targetsports. On pourrait également préciser les NodePorts (sur quel port du noeud MetalLB va renvoyer le trafic en direction de l'IP externe pour que cela soit ensuite routé vers la ClusterIP du Service), mais dans ce cas on laisse Kubernetes en assigner un automatiquement, ça évitera les conflits de port ensuite.</text:p>
      <text:p text:style-name="P4"/>
      <text:p text:style-name="P4">La dernière étape est donc de créer le déploiement et le service associé :</text:p>
      <text:p text:style-name="P4"/>
      <text:p text:style-name="P8">kubectl create -f ./srcs/nginx.yaml</text:p>
      <text:p text:style-name="P4"/>
      <text:p text:style-name="P4">A l'issue de ces trois étapes, on voit bien le contrôleur et le speaker MetalLB (1 par noeud, donc ici on en a qu'un seul) :</text:p>
      <text:p text:style-name="P4"/>
      <text:p text:style-name="P4"><draw:frame draw:style-name="fr4" draw:name="images11" text:anchor-type="paragraph" svg:width="16.999cm" svg:height="2.189cm" draw:z-index="10"><draw:image xlink:href="Pictures/20000007000049130000096922A1D63B.svm" xlink:type="simple" xlink:show="embed" xlink:actuate="onLoad"/></draw:frame></text:p>
      <text:p text:style-name="P4">On voit également notre service, avec son IP externe (et les NodePorts automatiquement choisis par Kubernetes) :</text:p>
      <text:p text:style-name="P4"/>
      <text:p text:style-name="P4"><draw:frame draw:style-name="fr2" draw:name="images12" text:anchor-type="paragraph" svg:width="18.999cm" svg:height="1.439cm" draw:z-index="11"><draw:image xlink:href="Pictures/20000007000063880000078C2A05907F.svm" xlink:type="simple" xlink:show="embed" xlink:actuate="onLoad"/></draw:frame></text:p>
      <text:p text:style-name="P4">Et maintenant, lorsqu'on envoie la requête : <text:span text:style-name="T8">curl -k https://192.168.1.240:443</text:span>, depuis notre hôte Windows (qui se situe donc en dehors du cluster), on voit bien la page du serveur NGINX, qui est accessible avec une IP externe.</text:p>
      <text:p text:style-name="P4"/>
      <text:p text:style-name="P4">Fichier de setup final reprenant toutes les étapes :</text:p>
      <text:p text:style-name="P4"/>
      <text:p text:style-name="P4"><draw:frame draw:style-name="fr2" draw:name="images13" text:anchor-type="paragraph" svg:width="20.749cm" svg:height="5.385cm" draw:z-index="12"><draw:image xlink:href="Pictures/200000070000756A00001E7EAB7CAB43.svm" xlink:type="simple" xlink:show="embed" xlink:actuate="onLoad"/></draw:frame></text:p>
      <text:p text:style-name="P4"/>
      <text:p text:style-name="P4"/>
      <text:p text:style-name="P4"/>
      <text:p text:style-name="P4"/>
      <text:p text:style-name="P4"/>
      <text:p text:style-name="P4"/>
      <text:p text:style-name="P4"/>
      <text:p text:style-name="P4"/>
      <text:p text:style-name="P4"/>
      <text:list xml:id="list5220261818998365026" text:style-name="L7">
        <text:list-item>
          <text:p text:style-name="P36"><text:soft-page-break/>Share a single IP for all MetalLB Services</text:p>
        </text:list-item>
      </text:list>
      <text:p text:style-name="P4"/>
      <text:p text:style-name="P4">Dans le sujet, il est indiqué qu'on doit avoir une unique adresse IP pour tous les services. Si l'on garde la configuration décrite ci-dessus, à chaque fois qu'on créera un service différent pour chaque application qui doit être exposée au monde extérieur, on aura une IP externe différente, ce qui ne nous va pas.</text:p>
      <text:p text:style-name="P4"/>
      <text:p text:style-name="P4">Apparemment, MetalLB permet un mécanisme d'IP Sharing qu'on pourrait utiliser :</text:p>
      <text:p text:style-name="P4"><text:a xlink:type="simple" xlink:href="https://metallb.universe.tf/usage/" text:style-name="Internet_20_link" text:visited-style-name="Visited_20_Internet_20_Link">https://metallb.universe.tf/usage/</text:a></text:p>
      <text:p text:style-name="P4"/>
      <text:p text:style-name="P4">Ce guide explique plutôt bien l'implémentation du mécanisme d'IP sharing :</text:p>
      <text:p text:style-name="P4"/>
      <text:p text:style-name="P29">"<text:span text:style-name="T3">By default, Services do not share IP addresses. If you have a need to colocate services on a single IP, you can enable selective IP sharing by adding the </text:span><text:span text:style-name="Source_20_Text"><text:span text:style-name="T18">metallb.universe.tf/allow-shared-ip</text:span></text:span><text:span text:style-name="T3"> annotation to services.</text:span></text:p>
      <text:p text:style-name="P30">The value of the annotation is a “sharing key.” Services can share an IP address under the following conditions:</text:p>
      <text:list xml:id="list139270934016463215" text:style-name="L8">
        <text:list-item>
          <text:p text:style-name="P40">They both have the same sharing key. </text:p>
        </text:list-item>
        <text:list-item>
          <text:p text:style-name="P40">They request the use of different ports (e.g. tcp/80 for one and tcp/443 for the other). </text:p>
        </text:list-item>
        <text:list-item>
          <text:p text:style-name="P39"><text:span text:style-name="T3">They both use the </text:span><text:span text:style-name="Source_20_Text"><text:span text:style-name="T18">Cluster</text:span></text:span><text:span text:style-name="T3"> external traffic policy, or they both point to the </text:span><text:span text:style-name="Emphasis"><text:span text:style-name="T3">exact</text:span></text:span><text:span text:style-name="T3"> same set of pods (i.e. the pod selectors are identical). </text:span></text:p>
        </text:list-item>
      </text:list>
      <text:p text:style-name="P31"><text:span text:style-name="T3">If these conditions are satisfied, MetalLB </text:span><text:span text:style-name="Emphasis"><text:span text:style-name="T3">may</text:span></text:span><text:span text:style-name="T3"> colocate the two services on the same IP, but does not have to. If you want to ensure that they share a specific address, use the </text:span><text:span text:style-name="Source_20_Text"><text:span text:style-name="T18">spec.loadBalancerIP</text:span></text:span><text:span text:style-name="T3"> functionality described above</text:span>".</text:p>
      <text:p text:style-name="P4"/>
      <text:p text:style-name="P4">Dans nos fichiers de configuration, les définitions des déploiements restent donc identique, cependant les définitions des services ressemblent désormais à ça :</text:p>
      <text:p text:style-name="P4"/>
      <text:p text:style-name="P18">apiVersion: v1</text:p>
      <text:p text:style-name="P20">kind: Service</text:p>
      <text:p text:style-name="P20">metadata:</text:p>
      <text:p text:style-name="P20"><text:s text:c="8"/>name: nginx</text:p>
      <text:p text:style-name="P20"><text:s text:c="8"/>annotations:</text:p>
      <text:p text:style-name="P20"><text:s text:c="16"/>metallb.universe.tf/allow-shared-ip: ftservices</text:p>
      <text:p text:style-name="P20"><text:s text:c="8"/>labels:</text:p>
      <text:p text:style-name="P20"><text:s text:c="16"/>app: nginx</text:p>
      <text:p text:style-name="P20">spec:</text:p>
      <text:p text:style-name="P20"><text:s text:c="8"/>type: LoadBalancer</text:p>
      <text:p text:style-name="P20"><text:s text:c="8"/>loadBalancerIP: 192.168.1.240</text:p>
      <text:p text:style-name="P20"><text:s text:c="8"/>selector:</text:p>
      <text:p text:style-name="P20"><text:s text:c="16"/>app: nginx</text:p>
      <text:p text:style-name="P20"><text:s text:c="8"/>ports:</text:p>
      <text:p text:style-name="P20"><text:s text:c="8"/>- port: 80</text:p>
      <text:p text:style-name="P20"><text:s text:c="10"/>targetPort: 80</text:p>
      <text:p text:style-name="P20"><text:s text:c="10"/>name: http</text:p>
      <text:p text:style-name="P20"><text:s text:c="8"/>- port: 443</text:p>
      <text:p text:style-name="P20"><text:s text:c="10"/>targetPort: 443</text:p>
      <text:p text:style-name="P20"><text:s text:c="10"/>name: https</text:p>
      <text:p text:style-name="P20"/>
      <text:p text:style-name="P20"/>
      <text:p text:style-name="P20"><text:soft-page-break/>apiVersion: v1</text:p>
      <text:p text:style-name="P20">kind: Service</text:p>
      <text:p text:style-name="P20">metadata:</text:p>
      <text:p text:style-name="P20"><text:s text:c="8"/>name: wordpress</text:p>
      <text:p text:style-name="P20"><text:s text:c="8"/>annotations:</text:p>
      <text:p text:style-name="P20"><text:s text:c="16"/>metallb.universe.tf/allow-shared-ip: ftservices</text:p>
      <text:p text:style-name="P20"><text:s text:c="8"/>labels:</text:p>
      <text:p text:style-name="P20"><text:s text:c="16"/>app: wordpress</text:p>
      <text:p text:style-name="P20">spec:</text:p>
      <text:p text:style-name="P20"><text:s text:c="8"/>type: LoadBalancer</text:p>
      <text:p text:style-name="P20"><text:s text:c="8"/>loadBalancerIP: 192.168.1.240</text:p>
      <text:p text:style-name="P20"><text:s text:c="8"/>selector:</text:p>
      <text:p text:style-name="P20"><text:s text:c="16"/>app: wordpress</text:p>
      <text:p text:style-name="P20"><text:s text:c="8"/>ports:</text:p>
      <text:p text:style-name="P20"><text:s text:c="8"/>- port: 5050</text:p>
      <text:p text:style-name="P20"><text:s text:c="10"/>targetPort: 5050</text:p>
      <text:p text:style-name="P25"><text:s text:c="10"/>name: wp-http</text:p>
      <text:p text:style-name="P4">On voit qu'on a rajouté l'annotation, avec la sharing key égale à "ftservices", et la définition de la même adresse IP pour les deux services. Lorsqu'on construit ces deux objets Kubernetes, on voit bien deux services distincts qui partagent cependant la même adresse IP, et qui sont donc accessibles depuis l'extérieur (sur leurs ports respectifs) depuis cette même adresse IP externe :</text:p>
      <text:p text:style-name="P4"/>
      <text:p text:style-name="P4"><draw:frame draw:style-name="fr2" draw:name="images14" text:anchor-type="paragraph" svg:width="19.999cm" svg:height="1.769cm" draw:z-index="13"><draw:image xlink:href="Pictures/20000007000067FA00000934DA235F5B.svm" xlink:type="simple" xlink:show="embed" xlink:actuate="onLoad"/></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MS PGothic" style:font-name-complex="Courier New"/>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H27M24S</meta:editing-duration>
    <meta:editing-cycles>19</meta:editing-cycles>
    <meta:generator>OpenOffice/4.1.5$Win32 OpenOffice.org_project/415m1$Build-9789</meta:generator>
    <dc:date>2021-11-20T12:19:54.07</dc:date>
    <meta:document-statistic meta:table-count="0" meta:image-count="14" meta:object-count="0" meta:page-count="16" meta:paragraph-count="313" meta:word-count="3322" meta:character-count="22718"/>
    <meta:user-defined meta:name="Info 1"/>
    <meta:user-defined meta:name="Info 2"/>
    <meta:user-defined meta:name="Info 3"/>
    <meta:user-defined meta:name="Info 4"/>
  </office:meta>
</office:document-meta>
</file>